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544474393531">
            <text:p>0.8854447439</text:p>
          </table:table-cell>
          <table:table-cell office:value-type="float" office:value="0.921397375689377">
            <text:p>0.921397375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088948787062">
            <text:p>0.7708894879</text:p>
          </table:table-cell>
          <table:table-cell office:value-type="float" office:value="0.845109271401876">
            <text:p>0.8451092714</text:p>
          </table:table-cell>
          <table:table-cell table:number-columns-repeated="2"/>
          <table:table-cell table:style-name="ce1" office:value-type="string">
            <text:p>Time to train (in seconds): 4.7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4070080862534">
            <text:p>0.6940700809</text:p>
          </table:table-cell>
          <table:table-cell office:value-type="float" office:value="0.801883061810709">
            <text:p>0.8018830618</text:p>
          </table:table-cell>
          <table:table-cell table:number-columns-repeated="2"/>
          <table:table-cell table:style-name="ce1" office:value-type="string">
            <text:p>Training set accuracy: 0.89353099730458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2533692722372">
            <text:p>0.6253369272</text:p>
          </table:table-cell>
          <table:table-cell office:value-type="float" office:value="0.748649775301383">
            <text:p>0.7486497753</text:p>
          </table:table-cell>
          <table:table-cell table:number-columns-repeated="2"/>
          <table:table-cell table:style-name="ce1" office:value-type="string">
            <text:p>Test set accuracy: 0.82258064516129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71428571428571">
            <text:p>0.5714285714</text:p>
          </table:table-cell>
          <table:table-cell office:value-type="float" office:value="0.70470125228468">
            <text:p>0.704701252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13477088948787">
            <text:p>0.5134770889</text:p>
          </table:table-cell>
          <table:table-cell office:value-type="float" office:value="0.67123765107916">
            <text:p>0.671237651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87870619946092">
            <text:p>0.4878706199</text:p>
          </table:table-cell>
          <table:table-cell office:value-type="float" office:value="0.639157949716587">
            <text:p>0.639157949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50134770889488">
            <text:p>0.4501347709</text:p>
          </table:table-cell>
          <table:table-cell office:value-type="float" office:value="0.607586454966064">
            <text:p>0.60758645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28571428571429">
            <text:p>0.4285714286</text:p>
          </table:table-cell>
          <table:table-cell office:value-type="float" office:value="0.578785333955553">
            <text:p>0.57878533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19137466307278">
            <text:p>0.4191374663</text:p>
          </table:table-cell>
          <table:table-cell office:value-type="float" office:value="0.554543432721948">
            <text:p>0.554543432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94878706199461">
            <text:p>0.3948787062</text:p>
          </table:table-cell>
          <table:table-cell office:value-type="float" office:value="0.534026015809919">
            <text:p>0.534026015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78706199460916">
            <text:p>0.3787061995</text:p>
          </table:table-cell>
          <table:table-cell office:value-type="float" office:value="0.515605235757013">
            <text:p>0.515605235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1185983827493">
            <text:p>0.3611859838</text:p>
          </table:table-cell>
          <table:table-cell office:value-type="float" office:value="0.49896919740417">
            <text:p>0.498969197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49056603773585">
            <text:p>0.3490566038</text:p>
          </table:table-cell>
          <table:table-cell office:value-type="float" office:value="0.483819491145221">
            <text:p>0.483819491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3288409703504">
            <text:p>0.332884097</text:p>
          </table:table-cell>
          <table:table-cell office:value-type="float" office:value="0.469643546667679">
            <text:p>0.469643546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4797843665768">
            <text:p>0.3247978437</text:p>
          </table:table-cell>
          <table:table-cell office:value-type="float" office:value="0.455697099778335">
            <text:p>0.455697099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14016172506738">
            <text:p>0.3140161725</text:p>
          </table:table-cell>
          <table:table-cell office:value-type="float" office:value="0.441978044454537">
            <text:p>0.441978044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1266846361186">
            <text:p>0.3126684636</text:p>
          </table:table-cell>
          <table:table-cell office:value-type="float" office:value="0.429369634253469">
            <text:p>0.429369634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93800539083558">
            <text:p>0.2938005391</text:p>
          </table:table-cell>
          <table:table-cell office:value-type="float" office:value="0.417408396817019">
            <text:p>0.41740839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77628032345013">
            <text:p>0.2776280323</text:p>
          </table:table-cell>
          <table:table-cell office:value-type="float" office:value="0.405743270583546">
            <text:p>0.405743270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65498652291105">
            <text:p>0.2654986523</text:p>
          </table:table-cell>
          <table:table-cell office:value-type="float" office:value="0.394925426917164">
            <text:p>0.394925426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61455525606469">
            <text:p>0.2614555256</text:p>
          </table:table-cell>
          <table:table-cell office:value-type="float" office:value="0.384771913848785">
            <text:p>0.384771913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53369272237197">
            <text:p>0.2533692722</text:p>
          </table:table-cell>
          <table:table-cell office:value-type="float" office:value="0.375757392277715">
            <text:p>0.37575739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46630727762803">
            <text:p>0.2466307278</text:p>
          </table:table-cell>
          <table:table-cell office:value-type="float" office:value="0.368568010948978">
            <text:p>0.368568010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34501347708895">
            <text:p>0.2345013477</text:p>
          </table:table-cell>
          <table:table-cell office:value-type="float" office:value="0.361388962907154">
            <text:p>0.361388962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33153638814016">
            <text:p>0.2331536388</text:p>
          </table:table-cell>
          <table:table-cell office:value-type="float" office:value="0.354736228714248">
            <text:p>0.354736228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30458221024259">
            <text:p>0.230458221</text:p>
          </table:table-cell>
          <table:table-cell office:value-type="float" office:value="0.348334959880668">
            <text:p>0.348334959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23719676549865">
            <text:p>0.2237196765</text:p>
          </table:table-cell>
          <table:table-cell office:value-type="float" office:value="0.339239411160514">
            <text:p>0.339239411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14285714285714">
            <text:p>0.2142857143</text:p>
          </table:table-cell>
          <table:table-cell office:value-type="float" office:value="0.333181634220866">
            <text:p>0.333181634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11590296495957">
            <text:p>0.2115902965</text:p>
          </table:table-cell>
          <table:table-cell office:value-type="float" office:value="0.325625924714693">
            <text:p>0.325625924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7547169811321">
            <text:p>0.2075471698</text:p>
          </table:table-cell>
          <table:table-cell office:value-type="float" office:value="0.322401978072038">
            <text:p>0.322401978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7547169811321">
            <text:p>0.2075471698</text:p>
          </table:table-cell>
          <table:table-cell office:value-type="float" office:value="0.315393973894032">
            <text:p>0.3153939739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04851752021563">
            <text:p>0.204851752</text:p>
          </table:table-cell>
          <table:table-cell office:value-type="float" office:value="0.31110290664015">
            <text:p>0.3111029066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02156334231806">
            <text:p>0.2021563342</text:p>
          </table:table-cell>
          <table:table-cell office:value-type="float" office:value="0.306023513344948">
            <text:p>0.306023513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96765498652291">
            <text:p>0.1967654987</text:p>
          </table:table-cell>
          <table:table-cell office:value-type="float" office:value="0.298859378450801">
            <text:p>0.298859378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95417789757412">
            <text:p>0.1954177898</text:p>
          </table:table-cell>
          <table:table-cell office:value-type="float" office:value="0.297704024105047">
            <text:p>0.297704024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90026954177898">
            <text:p>0.1900269542</text:p>
          </table:table-cell>
          <table:table-cell office:value-type="float" office:value="0.295614237008944">
            <text:p>0.29561423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84636118598383">
            <text:p>0.1846361186</text:p>
          </table:table-cell>
          <table:table-cell office:value-type="float" office:value="0.285337219765904">
            <text:p>0.285337219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94070080862534">
            <text:p>0.1940700809</text:p>
          </table:table-cell>
          <table:table-cell office:value-type="float" office:value="0.28822424404269">
            <text:p>0.28822424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80592991913747">
            <text:p>0.1805929919</text:p>
          </table:table-cell>
          <table:table-cell office:value-type="float" office:value="0.279831117697787">
            <text:p>0.2798311177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77897574123989">
            <text:p>0.1778975741</text:p>
          </table:table-cell>
          <table:table-cell office:value-type="float" office:value="0.280587053103093">
            <text:p>0.280587053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91374663072776">
            <text:p>0.1913746631</text:p>
          </table:table-cell>
          <table:table-cell office:value-type="float" office:value="0.286493383244324">
            <text:p>0.286493383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90026954177898">
            <text:p>0.1900269542</text:p>
          </table:table-cell>
          <table:table-cell office:value-type="float" office:value="0.280511797444722">
            <text:p>0.280511797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76549865229111">
            <text:p>0.1765498652</text:p>
          </table:table-cell>
          <table:table-cell office:value-type="float" office:value="0.274333710844957">
            <text:p>0.2743337108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71159029649596">
            <text:p>0.1711590296</text:p>
          </table:table-cell>
          <table:table-cell office:value-type="float" office:value="0.267187636258156">
            <text:p>0.267187636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4420485175202">
            <text:p>0.1644204852</text:p>
          </table:table-cell>
          <table:table-cell office:value-type="float" office:value="0.255477220718647">
            <text:p>0.255477220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725067385445">
            <text:p>0.1617250674</text:p>
          </table:table-cell>
          <table:table-cell office:value-type="float" office:value="0.254576573018208">
            <text:p>0.25457657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7681940700809">
            <text:p>0.1576819407</text:p>
          </table:table-cell>
          <table:table-cell office:value-type="float" office:value="0.248666886737171">
            <text:p>0.248666886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4986522911051">
            <text:p>0.1549865229</text:p>
          </table:table-cell>
          <table:table-cell office:value-type="float" office:value="0.243650588251447">
            <text:p>0.243650588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2291105121294">
            <text:p>0.1522911051</text:p>
          </table:table-cell>
          <table:table-cell office:value-type="float" office:value="0.242341585954771">
            <text:p>0.24234158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48247978436658">
            <text:p>0.1482479784</text:p>
          </table:table-cell>
          <table:table-cell office:value-type="float" office:value="0.238199483750304">
            <text:p>0.2381994838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42857142857143">
            <text:p>0.1428571429</text:p>
          </table:table-cell>
          <table:table-cell office:value-type="float" office:value="0.234475561675486">
            <text:p>0.2344755617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41509433962264">
            <text:p>0.141509434</text:p>
          </table:table-cell>
          <table:table-cell office:value-type="float" office:value="0.234267611385073">
            <text:p>0.234267611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40161725067385">
            <text:p>0.1401617251</text:p>
          </table:table-cell>
          <table:table-cell office:value-type="float" office:value="0.22991377154009">
            <text:p>0.229913771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37466307277628">
            <text:p>0.1374663073</text:p>
          </table:table-cell>
          <table:table-cell office:value-type="float" office:value="0.224204350402997">
            <text:p>0.224204350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30727762803235">
            <text:p>0.1307277628</text:p>
          </table:table-cell>
          <table:table-cell office:value-type="float" office:value="0.222440765689294">
            <text:p>0.222440765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33423180592992">
            <text:p>0.1334231806</text:p>
          </table:table-cell>
          <table:table-cell office:value-type="float" office:value="0.221055587924188">
            <text:p>0.2210555879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44204851752022">
            <text:p>0.1442048518</text:p>
          </table:table-cell>
          <table:table-cell office:value-type="float" office:value="0.224551869697471">
            <text:p>0.2245518697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36118598382749">
            <text:p>0.1361185984</text:p>
          </table:table-cell>
          <table:table-cell office:value-type="float" office:value="0.221896430515722">
            <text:p>0.221896430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34770889487871">
            <text:p>0.1347708895</text:p>
          </table:table-cell>
          <table:table-cell office:value-type="float" office:value="0.214357188804722">
            <text:p>0.214357188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36118598382749">
            <text:p>0.1361185984</text:p>
          </table:table-cell>
          <table:table-cell office:value-type="float" office:value="0.216567067873678">
            <text:p>0.216567067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455525606469">
            <text:p>0.1455525606</text:p>
          </table:table-cell>
          <table:table-cell office:value-type="float" office:value="0.228594501958379">
            <text:p>0.22859450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2533692722372">
            <text:p>0.1253369272</text:p>
          </table:table-cell>
          <table:table-cell office:value-type="float" office:value="0.212151235442344">
            <text:p>0.212151235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40161725067385">
            <text:p>0.1401617251</text:p>
          </table:table-cell>
          <table:table-cell office:value-type="float" office:value="0.216248610496036">
            <text:p>0.2162486105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38814016172507">
            <text:p>0.1388140162</text:p>
          </table:table-cell>
          <table:table-cell office:value-type="float" office:value="0.20790416435882">
            <text:p>0.2079041644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46900269541779">
            <text:p>0.1469002695</text:p>
          </table:table-cell>
          <table:table-cell office:value-type="float" office:value="0.217426830309575">
            <text:p>0.2174268303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29380053908356">
            <text:p>0.1293800539</text:p>
          </table:table-cell>
          <table:table-cell office:value-type="float" office:value="0.205275918845664">
            <text:p>0.205275918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26684636118598">
            <text:p>0.1266846361</text:p>
          </table:table-cell>
          <table:table-cell office:value-type="float" office:value="0.20973716925415">
            <text:p>0.2097371693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33423180592992">
            <text:p>0.1334231806</text:p>
          </table:table-cell>
          <table:table-cell office:value-type="float" office:value="0.21079829419655">
            <text:p>0.210798294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26684636118598">
            <text:p>0.1266846361</text:p>
          </table:table-cell>
          <table:table-cell office:value-type="float" office:value="0.203737480857627">
            <text:p>0.2037374809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19946091644205">
            <text:p>0.1199460916</text:p>
          </table:table-cell>
          <table:table-cell office:value-type="float" office:value="0.193504147871196">
            <text:p>0.193504147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28032345013477">
            <text:p>0.128032345</text:p>
          </table:table-cell>
          <table:table-cell office:value-type="float" office:value="0.207682049776847">
            <text:p>0.2076820498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29380053908356">
            <text:p>0.1293800539</text:p>
          </table:table-cell>
          <table:table-cell office:value-type="float" office:value="0.204427151852025">
            <text:p>0.204427151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18598382749326">
            <text:p>0.1185983827</text:p>
          </table:table-cell>
          <table:table-cell office:value-type="float" office:value="0.199211283304093">
            <text:p>0.1992112833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29380053908356">
            <text:p>0.1293800539</text:p>
          </table:table-cell>
          <table:table-cell office:value-type="float" office:value="0.193206432971694">
            <text:p>0.19320643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06469002695418">
            <text:p>0.1064690027</text:p>
          </table:table-cell>
          <table:table-cell office:value-type="float" office:value="0.186989838099783">
            <text:p>0.186989838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15902964959569">
            <text:p>0.115902965</text:p>
          </table:table-cell>
          <table:table-cell office:value-type="float" office:value="0.186620615776829">
            <text:p>0.186620615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10512129380054">
            <text:p>0.1105121294</text:p>
          </table:table-cell>
          <table:table-cell office:value-type="float" office:value="0.184263631326805">
            <text:p>0.184263631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02425876010782">
            <text:p>0.102425876</text:p>
          </table:table-cell>
          <table:table-cell office:value-type="float" office:value="0.179073456381306">
            <text:p>0.1790734564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97304582210242">
            <text:p>0.0997304582</text:p>
          </table:table-cell>
          <table:table-cell office:value-type="float" office:value="0.176245885079578">
            <text:p>0.176245885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06469002695418">
            <text:p>0.1064690027</text:p>
          </table:table-cell>
          <table:table-cell office:value-type="float" office:value="0.175258591672037">
            <text:p>0.1752585917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02425876010782">
            <text:p>0.102425876</text:p>
          </table:table-cell>
          <table:table-cell office:value-type="float" office:value="0.175583309994292">
            <text:p>0.1755833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06469002695418">
            <text:p>0.1064690027</text:p>
          </table:table-cell>
          <table:table-cell office:value-type="float" office:value="0.181431680176143">
            <text:p>0.181431680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17250673854447">
            <text:p>0.1172506739</text:p>
          </table:table-cell>
          <table:table-cell office:value-type="float" office:value="0.181171967800685">
            <text:p>0.181171967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1455525606469">
            <text:p>0.1145552561</text:p>
          </table:table-cell>
          <table:table-cell office:value-type="float" office:value="0.183457973763332">
            <text:p>0.1834579738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01078167115903">
            <text:p>0.1010781671</text:p>
          </table:table-cell>
          <table:table-cell office:value-type="float" office:value="0.160170615014762">
            <text:p>0.16017061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10512129380054">
            <text:p>0.1105121294</text:p>
          </table:table-cell>
          <table:table-cell office:value-type="float" office:value="0.176893094124751">
            <text:p>0.176893094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02425876010782">
            <text:p>0.102425876</text:p>
          </table:table-cell>
          <table:table-cell office:value-type="float" office:value="0.167853370366052">
            <text:p>0.167853370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05121293800539">
            <text:p>0.1051212938</text:p>
          </table:table-cell>
          <table:table-cell office:value-type="float" office:value="0.166776372028016">
            <text:p>0.166776372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70350404312669">
            <text:p>0.0970350404</text:p>
          </table:table-cell>
          <table:table-cell office:value-type="float" office:value="0.166490057583269">
            <text:p>0.166490057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1455525606469">
            <text:p>0.1145552561</text:p>
          </table:table-cell>
          <table:table-cell office:value-type="float" office:value="0.173782358748052">
            <text:p>0.1737823587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07816711590296">
            <text:p>0.1078167116</text:p>
          </table:table-cell>
          <table:table-cell office:value-type="float" office:value="0.170497789558365">
            <text:p>0.170497789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01078167115903">
            <text:p>0.1010781671</text:p>
          </table:table-cell>
          <table:table-cell office:value-type="float" office:value="0.166916457443118">
            <text:p>0.1669164574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02425876010782">
            <text:p>0.102425876</text:p>
          </table:table-cell>
          <table:table-cell office:value-type="float" office:value="0.159242667937167">
            <text:p>0.159242667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10512129380054">
            <text:p>0.1105121294</text:p>
          </table:table-cell>
          <table:table-cell office:value-type="float" office:value="0.172784721044657">
            <text:p>0.17278472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09164420485175">
            <text:p>0.1091644205</text:p>
          </table:table-cell>
          <table:table-cell office:value-type="float" office:value="0.17651035340747">
            <text:p>0.1765103534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0377358490566">
            <text:p>0.1037735849</text:p>
          </table:table-cell>
          <table:table-cell office:value-type="float" office:value="0.163570645511466">
            <text:p>0.1635706455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01078167115903">
            <text:p>0.1010781671</text:p>
          </table:table-cell>
          <table:table-cell office:value-type="float" office:value="0.168297051681885">
            <text:p>0.1682970517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05121293800539">
            <text:p>0.1051212938</text:p>
          </table:table-cell>
          <table:table-cell office:value-type="float" office:value="0.168923181993727">
            <text:p>0.16892318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29919137466307">
            <text:p>0.0929919137</text:p>
          </table:table-cell>
          <table:table-cell office:value-type="float" office:value="0.165599394979564">
            <text:p>0.1655993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6T18:14:19</dc:date>
    <dc:creator>Stephen Clarkson</dc:creator>
    <meta:document-statistic meta:table-count="1" meta:cell-count="306" meta:object-count="0"/>
    <meta:generator>LibreOffice/3.5$Linux_X86_64 LibreOffice_project/350m1$Build-2</meta:generator>
  </office:meta>
</office:document-meta>
</file>